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Gradient_20_17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color="#cccccc" draw:fill-gradient-name="Gradient_20_19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4bd5e" draw:fill-gradient-name="Gradient_20_15" draw:fill-hatch-name="Black_20_0_20_Degrees" draw:fill-image-name="Empty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color="#b3b3b3" draw:fill-gradient-name="Gradient_20_25" draw:fill-image-name="Empty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Linienstil_20_1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18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cm" svg:height="15.3cm" svg:x="2.5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11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cm" svg:height="2cm" svg:x="11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cm" svg:height="2cm" svg:x="11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cm" svg:height="2cm" svg:x="3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5.726cm" svg:height="0.878cm" svg:x="1.601cm" svg:y="1.638cm">
          <draw:text-box>
            <text:p text:style-name="P2"><text:span text:style-name="T1">Java Virtual Machine</text:span></text:p>
          </draw:text-box>
        </draw:frame>
        <draw:frame draw:style-name="gr7" draw:text-style-name="P2" draw:layer="layout" svg:width="6.179cm" svg:height="0.878cm" svg:x="2.6cm" svg:y="3.3cm">
          <draw:text-box>
            <text:p text:style-name="P2"><text:span text:style-name="T1">OSGi Service Platform</text:span></text:p>
          </draw:text-box>
        </draw:frame>
        <draw:custom-shape draw:style-name="gr4" draw:text-style-name="P1" draw:layer="layout" svg:width="3cm" svg:height="2cm" svg:x="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cm" svg:height="2cm" svg:x="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cm" svg:height="0.5cm" svg:x="13.5cm" svg:y="7.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3cm" svg:height="2cm" svg:x="7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cm" svg:height="2cm" svg:x="11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cm" svg:height="2cm" svg:x="1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cm" svg:height="2cm" svg:x="15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cm" svg:height="0.5cm" svg:x="10.5cm" svg:y="4.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cm" svg:height="0.5cm" svg:x="5.5cm" svg:y="10.1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cm" svg:height="0.5cm" svg:x="5.5cm" svg:y="11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cm" svg:height="0.5cm" svg:x="9.5cm" svg:y="7.1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cm" svg:height="0.5cm" svg:x="6.5cm" svg:y="10.1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3cm" svg:height="2cm" svg:x="15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cm" svg:height="0.5cm" svg:x="9.5cm" svg:y="10.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cm" svg:height="2cm" svg:x="15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cm" svg:height="0.8cm" svg:x="1.6cm" svg:y="2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5.108cm" svg:height="0.878cm" svg:x="2.9cm" svg:y="20.022cm">
          <draw:text-box>
            <text:p text:style-name="P2"><text:span text:style-name="T1">Application bundle</text:span></text:p>
          </draw:text-box>
        </draw:frame>
        <draw:custom-shape draw:style-name="gr4" draw:text-style-name="P1" draw:layer="layout" svg:width="1.3cm" svg:height="0.8cm" svg:x="1.6cm" svg:y="2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5.358cm" svg:height="0.878cm" svg:x="2.9cm" svg:y="21.122cm">
          <draw:text-box>
            <text:p text:style-name="P2"><text:span text:style-name="T1">Webmodule bundle</text:span></text:p>
          </draw:text-box>
        </draw:frame>
        <draw:custom-shape draw:style-name="gr5" draw:text-style-name="P1" draw:layer="layout" svg:width="1.3cm" svg:height="0.8cm" svg:x="1.6cm" svg:y="2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7.462cm" svg:height="0.878cm" svg:x="2.938cm" svg:y="22.122cm">
          <draw:text-box>
            <text:p text:style-name="P2"><text:span text:style-name="T1">Service bundle (Spring-DM)</text:span></text:p>
          </draw:text-box>
        </draw:frame>
        <draw:custom-shape draw:style-name="gr3" draw:text-style-name="P1" draw:layer="layout" svg:width="1.3cm" svg:height="0.8cm" svg:x="1.6cm" svg:y="2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7.428cm" svg:height="0.878cm" svg:x="2.972cm" svg:y="23.222cm">
          <draw:text-box>
            <text:p text:style-name="P2"><text:span text:style-name="T1">Service bundle (pure OSGi)</text:span></text:p>
          </draw:text-box>
        </draw:frame>
        <draw:custom-shape draw:style-name="gr8" draw:text-style-name="P1" draw:layer="layout" svg:width="1cm" svg:height="0.5cm" svg:x="11.1cm" svg:y="20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2" draw:layer="layout" svg:width="4.676cm" svg:height="0.878cm" svg:x="12.2cm" svg:y="19.822cm">
          <draw:text-box>
            <text:p text:style-name="P2"><text:span text:style-name="T1">Imported service</text:span></text:p>
          </draw:text-box>
        </draw:frame>
        <draw:custom-shape draw:style-name="gr9" draw:text-style-name="P1" draw:layer="layout" svg:width="1cm" svg:height="0.5cm" svg:x="11.1cm" svg:y="20.8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2" draw:layer="layout" svg:width="4.71cm" svg:height="0.878cm" svg:x="12.19cm" svg:y="20.622cm">
          <draw:text-box>
            <text:p><text:span text:style-name="T1">Exported service</text:span></text:p>
          </draw:text-box>
        </draw:frame>
        <draw:custom-shape draw:style-name="gr9" draw:text-style-name="P1" draw:layer="layout" svg:width="1cm" svg:height="0.5cm" svg:x="10.5cm" svg:y="8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cm" svg:height="0.5cm" svg:x="11.1cm" svg:y="20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cm" svg:height="0.5cm" svg:x="9.5cm" svg:y="13.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cm" svg:height="0.5cm" svg:x="13.5cm" svg:y="10.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cm" svg:height="0.5cm" svg:x="13.5cm" svg:y="13.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cm" svg:height="0.5cm" svg:x="10.5cm" svg:y="10.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cm" svg:height="0.5cm" svg:x="10.5cm" svg:y="13.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cm" svg:height="0.5cm" svg:x="14.5cm" svg:y="10.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cm" svg:height="0.5cm" svg:x="6.5cm" svg:y="13.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cm" svg:height="0.5cm" svg:x="6.5cm" svg:y="7.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cm" svg:height="0.5cm" svg:x="10.5cm" svg:y="16.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cm" svg:height="0.5cm" svg:x="14.5cm" svg:y="13.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6.5cm" svg:y1="7.8cm" svg:x2="6.5cm" svg:y2="9.9cm">
          <text:p/>
        </draw:line>
        <draw:custom-shape draw:style-name="gr8" draw:text-style-name="P1" draw:layer="layout" svg:width="1cm" svg:height="0.5cm" svg:x="13.5cm" svg:y="16.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4.6cm" svg:y1="13.9cm" svg:x2="14.6cm" svg:y2="16.5cm">
          <text:p/>
        </draw:line>
        <draw:line draw:style-name="gr10" draw:text-style-name="P1" draw:layer="layout" svg:x1="10.5cm" svg:y1="14cm" svg:x2="10.5cm" svg:y2="16.3cm">
          <text:p/>
        </draw:line>
        <draw:line draw:style-name="gr10" draw:text-style-name="P1" draw:layer="layout" svg:x1="6.5cm" svg:y1="11.6cm" svg:x2="6.5cm" svg:y2="13.4cm">
          <text:p/>
        </draw:line>
        <draw:custom-shape draw:style-name="gr9" draw:text-style-name="P1" draw:layer="layout" svg:width="1cm" svg:height="0.5cm" svg:x="14.5cm" svg:y="7.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cm" svg:height="0.5cm" svg:x="9.5cm" svg:y="8cm">
          <text:p/>
          <draw:enhanced-geometry svg:viewBox="0 0 21600 21600" draw:mirror-vertical="fals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0.5cm" svg:y1="4.8cm" svg:x2="10.5cm" svg:y2="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5" draw:display-name="Gradient 15" draw:style="radial" draw:cx="50%" draw:cy="50%" draw:start-color="#7da647" draw:end-color="#ffffff" draw:start-intensity="100%" draw:end-intensity="100%" draw:border="0%"/>
    <draw:gradient draw:name="Gradient_20_17" draw:display-name="Gradient 17" draw:style="radial" draw:cx="50%" draw:cy="50%" draw:start-color="#0093d9" draw:end-color="#ffffff" draw:start-intensity="100%" draw:end-intensity="100%" draw:border="0%"/>
    <draw:gradient draw:name="Gradient_20_19" draw:display-name="Gradient 19" draw:style="radial" draw:cx="50%" draw:cy="50%" draw:start-color="#eb613d" draw:end-color="#ffff00" draw:start-intensity="100%" draw:end-intensity="100%" draw:border="0%"/>
    <draw:gradient draw:name="Gradient_20_25" draw:display-name="Gradient 25" draw:style="radial" draw:cx="50%" draw:cy="50%" draw:start-color="#dc2300" draw:end-color="#ffff99" draw:start-intensity="100%" draw:end-intensity="100%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Linienstil_20_1" draw:display-name="Linienstil 1" draw:style="rect" draw:dots1="1" draw:dots1-length="197%" draw:distance="5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leidig </meta:initial-creator>
    <meta:creation-date>2010-04-23T10:48:13</meta:creation-date>
    <dc:date>2010-07-02T14:26:45</dc:date>
    <dc:creator>mleidig </dc:creator>
    <meta:editing-duration>PT08H14M55S</meta:editing-duration>
    <meta:editing-cycles>4</meta:editing-cycles>
    <meta:generator>OpenOffice.org/3.1$Linux OpenOffice.org_project/310m19$Build-9420</meta:generator>
    <meta:document-statistic meta:object-count="55"/>
  </office:meta>
</office:document-meta>
</file>